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68a1a" draw:textarea-horizontal-align="justify" draw:textarea-vertical-align="top" draw:auto-grow-height="false" fo:min-height="7.497cm" fo:min-width="10.16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top" draw:auto-grow-height="false" fo:min-height="7.497cm" fo:min-width="6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43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1.27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6cm" fo:min-width="1.27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5.85cm"/>
    </style:style>
    <style:style style:name="gr7" style:family="graphic" style:parent-style-name="standard">
      <style:graphic-properties draw:textarea-horizontal-align="justify" draw:textarea-vertical-align="middle" draw:auto-grow-height="false" fo:min-height="1.743cm" fo:min-width="2.42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43cm" fo:min-width="1.88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846cm" fo:min-width="7.247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05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163cm" fo:min-width="2.548cm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2.056cm"/>
      <style:paragraph-properties style:writing-mode="lr-tb"/>
    </style:style>
    <style:style style:name="gr14" style:family="graphic" style:parent-style-name="standard">
      <style:graphic-properties draw:fill-color="#468a1a" draw:textarea-horizontal-align="justify" draw:textarea-vertical-align="middle" draw:auto-grow-height="false" fo:min-height="1.528cm" fo:min-width="18.16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33cm" fo:min-width="1.40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56cm" fo:min-width="1.91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1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341cm" fo:min-width="3.69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468a1a"/>
      <style:paragraph-properties fo:text-align="center"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7.747cm" svg:x="9.001cm" svg:y="1.132cm">
          <text:p text:style-name="P1">Server sid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93cm" svg:height="7.747cm" svg:x="1cm" svg:y="1.132cm">
          <text:p text:style-name="P1">Client side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3.937cm" svg:height="1.397cm" svg:x="1cm" svg:y="4.49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772cm" svg:height="0.956cm" svg:x="1.131cm" svg:y="4.645cm">
            <text:p text:style-name="P1">Script</text:p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1cm" svg:height="0.956cm" svg:x="2.969cm" svg:y="4.645cm">
            <text:p text:style-name="P1">Robo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3" draw:layer="layout" svg:width="6.35cm" svg:height="2.413cm" svg:x="5.318cm" svg:y="3.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2.928cm" svg:height="1.993cm" svg:x="5.438cm" svg:y="4.2cm">
            <text:p text:style-name="P1">Dev<text:line-break/>Requestor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383cm" svg:height="1.993cm" svg:x="9.128cm" svg:y="4.219cm">
            <text:p text:style-name="P1">Dev</text:p>
            <text:p text:style-name="P1">Handl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7.747cm" svg:height="6.096cm" svg:x="11.795cm" svg:y="2.2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3.556cm" svg:height="2.032cm" svg:x="12.557cm" svg:y="3.418cm">
            <text:p text:style-name="P1">Engine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556cm" svg:height="1.27cm" svg:x="12.557cm" svg:y="5.704cm">
            <text:p text:style-name="P1">Recorder</text:p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3" draw:layer="layout" svg:width="3.048cm" svg:height="2.413cm" svg:x="16.367cm" svg:y="4.05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2.556cm" svg:height="0.762cm" svg:x="16.621cm" svg:y="4.307cm">
              <text:p text:style-name="P1">maze</text:p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2.556cm" svg:height="0.762cm" svg:x="16.621cm" svg:y="5.45cm">
              <text:p text:style-name="P1">map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2" draw:layer="layout" svg:width="18.669cm" svg:height="1.778cm" svg:x="1cm" svg:y="9.387cm">
          <text:p text:style-name="P1">Dev Runner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905cm" svg:height="1.143cm" svg:x="1.508cm" svg:y="12.53cm">
          <text:p text:style-name="P1">script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6" draw:text-style-name="P1" draw:layer="layout" svg:width="2.413cm" svg:height="1.016cm" svg:x="4.048cm" svg:y="12.784cm">
          <text:p text:style-name="P1">map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7" draw:text-style-name="P3" draw:layer="layout" svg:width="0.635cm" svg:height="1.143cm" svg:x="3.413cm" svg:y="11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3" draw:layer="layout" svg:width="0.508cm" svg:height="1.27cm" svg:x="12.684cm" svg:y="11.2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3" draw:layer="layout" svg:width="4.191cm" svg:height="0.989cm" svg:x="11.033cm" svg:y="12.811cm">
          <text:p text:style-name="P3">recording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14:14:02.059468444</meta:creation-date>
    <meta:editing-cycles>3</meta:editing-cycles>
    <meta:editing-duration>PT8M37S</meta:editing-duration>
    <dc:date>2020-02-21T14:51:22.772731011</dc:date>
    <meta:generator>LibreOffice/6.3.4.2$Linux_X86_64 LibreOffice_project/30$Build-2</meta:generator>
    <meta:document-statistic meta:object-count="24"/>
  </office:meta>
</office:document-meta>
</file>